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3.011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>
            <text:p>Objects</text:p>
          </table:table-cell>
          <table:table-cell office:value-type="string">
            <text:p>Messages</text:p>
          </table:table-cell>
        </table:table-row>
        <table:table-row table:style-name="ro1">
          <table:table-cell office:value-type="string">
            <text:p>User</text:p>
          </table:table-cell>
          <table:table-cell/>
        </table:table-row>
        <table:table-row table:style-name="ro1">
          <table:table-cell office:value-type="string">
            <text:p>Docking Station</text:p>
          </table:table-cell>
          <table:table-cell office:value-type="string">
            <text:p>release</text:p>
          </table:table-cell>
        </table:table-row>
        <table:table-row table:style-name="ro1">
          <table:table-cell office:value-type="string">
            <text:p>Bike</text:p>
          </table:table-cell>
          <table:table-cell office:value-type="string">
            <text:p>work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>
            <text:p>Objects</text:p>
          </table:table-cell>
          <table:table-cell office:value-type="string">
            <text:p>Messages</text:p>
          </table:table-cell>
        </table:table-row>
        <table:table-row table:style-name="ro1">
          <table:table-cell office:value-type="string">
            <text:p>Public member</text:p>
          </table:table-cell>
          <table:table-cell/>
        </table:table-row>
        <table:table-row table:style-name="ro1">
          <table:table-cell office:value-type="string">
            <text:p>Docking Station</text:p>
          </table:table-cell>
          <table:table-cell office:value-type="string">
            <text:p>Check availability</text:p>
          </table:table-cell>
        </table:table-row>
        <table:table-row table:style-name="ro1">
          <table:table-cell office:value-type="string">
            <text:p>Bike</text:p>
          </table:table-cell>
          <table:table-cell office:value-type="string">
            <text:p>releas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>
            <text:p>Objects</text:p>
          </table:table-cell>
          <table:table-cell office:value-type="string">
            <text:p>Messages</text:p>
          </table:table-cell>
        </table:table-row>
        <table:table-row table:style-name="ro1">
          <table:table-cell office:value-type="string">
            <text:p>Maintainer</text:p>
          </table:table-cell>
          <table:table-cell/>
        </table:table-row>
        <table:table-row table:style-name="ro1">
          <table:table-cell office:value-type="string">
            <text:p>Bikes</text:p>
          </table:table-cell>
          <table:table-cell/>
        </table:table-row>
        <table:table-row table:style-name="ro1">
          <table:table-cell office:value-type="string">
            <text:p>Docking Station</text:p>
          </table:table-cell>
          <table:table-cell office:value-type="string">
            <text:p>Capacity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2/09/2015</text:date>, <text:time>17:2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ie Fielding</meta:initial-creator>
    <meta:creation-date>2015-09-02T10:06:53</meta:creation-date>
    <dc:date>2015-09-02T17:29:57</dc:date>
    <dc:creator>Archie Fielding</dc:creator>
    <meta:editing-duration>PT7H7M7S</meta:editing-duration>
    <meta:editing-cycles>2</meta:editing-cycles>
    <meta:generator>OpenOffice/4.1.1$Unix OpenOffice.org_project/411m6$Build-9775</meta:generator>
    <meta:document-statistic meta:table-count="3" meta:cell-count="20" meta:object-count="0"/>
  </office:meta>
</office:document-meta>
</file>